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161e"/>
    </style:style>
    <style:style style:name="T1" style:family="text">
      <style:text-properties officeooo:rsid="00147c09"/>
    </style:style>
    <style:style style:name="T2" style:family="text">
      <style:text-properties officeooo:rsid="0015161e"/>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officeooo:rsid="0015161e"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brief intro to Sunspot data and Prediction.</text:p>
      <text:p text:style-name="Standard"/>
      <text:p text:style-name="Standard">The first thing we need to understand is that the (raw) data used to predict (in the plot below) the values of "y" are not sunspots or even mean sunspots but are daily mean Wolf value. The Wolf(mean daily) values are cal<text:span text:style-name="T1">culate</text:span> using the f<text:span text:style-name="T2">ormula, </text:span><text:span text:style-name="T3">Wolf = Groups *10 +Spots. </text:span><text:span text:style-name="T4">Two examples:</text:span></text:p>
      <text:p text:style-name="Standard"><text:span text:style-name="T4"/></text:p>
      <text:p text:style-name="P1">1G *10 + 20S = 30 Wolf </text:p>
      <text:p text:style-name="P1">2G *10 + 10S = 30 Wolf</text:p>
      <text:p text:style-name="Standard"/>
      <text:p text:style-name="Standard"/>
      <text:p text:style-name="Standard">The prediction and plots were made using R programming language and Facebook's Prophet library (also works with Python) The orignal R program was written by Ben Letham one of the authors of Prophet. Here's the long description:</text:p>
      <text:p text:style-name="Standard"/>
      <text:p text:style-name="Standard">Prophet is a procedure for forecasting time series data based on an additive model where non-linear trends are fit with yearly, weekly, and daily seasonality, plus holiday effects.</text:p>
      <text:p text:style-name="Standard"/>
      <text:p text:style-name="Standard">Here is the R program used:</text:p>
      <text:p text:style-name="Standard">https://www.kaggle.com/davidjackson0513/sidc-prophet-sunspots/edit/run/18232212</text:p>
      <text:p text:style-name="Standard"/>
      <text:p text:style-name="Standard">And here's the data:</text:p>
      <text:p text:style-name="Standard">http://sidc.be/silso/data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6:37:01.869000000</meta:creation-date>
    <dc:date>2019-08-02T16:48:37.213000000</dc:date>
    <meta:editing-duration>PT11M45S</meta:editing-duration>
    <meta:editing-cycles>2</meta:editing-cycles>
    <meta:generator>LibreOffice/6.2.4.2$Windows_X86_64 LibreOffice_project/2412653d852ce75f65fbfa83fb7e7b669a126d64</meta:generator>
    <meta:document-statistic meta:table-count="0" meta:image-count="0" meta:object-count="0" meta:page-count="1" meta:paragraph-count="10" meta:word-count="151" meta:character-count="938" meta:non-whitespace-character-count="796"/>
  </office:meta>
</office:document-meta>
</file>